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5in" fo:margin-left="0.0035in" fo:margin-top="0in" fo:margin-bottom="0in" table:align="left" style:writing-mode="lr-tb"/>
    </style:style>
    <style:style style:name="Table1.A" style:family="table-column">
      <style:table-column-properties style:column-width="1.2389in"/>
    </style:style>
    <style:style style:name="Table1.B" style:family="table-column">
      <style:table-column-properties style:column-width="1.0819in"/>
    </style:style>
    <style:style style:name="Table1.E" style:family="table-column">
      <style:table-column-properties style:column-width="1.0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style:letter-kerning="false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7" style:family="paragraph" style:parent-style-name="Text_20_body">
      <style:text-properties officeooo:rsid="00083a1a" officeooo:paragraph-rsid="00083a1a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083a1a" officeooo:paragraph-rsid="00083a1a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fr" fo:country="FR" officeooo:rsid="00083a1a" officeooo:paragraph-rsid="00083a1a" style:letter-kerning="false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9f559" officeooo:paragraph-rsid="0009f559" style:letter-kerning="false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Calibri" fo:font-size="12pt" fo:language="fr" fo:country="FR" officeooo:rsid="000ab946" officeooo:paragraph-rsid="000ab946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false" style:font-size-asian="12pt" style:language-asian="en" style:country-asian="US" style:font-size-complex="12pt" style:language-complex="ar" style:country-complex="SA"/>
    </style:style>
    <style:style style:name="T1" style:family="text">
      <style:text-properties officeooo:rsid="00083a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arski Paul</text:p>
      <text:p text:style-name="P7">Sok Chanattan</text:p>
      <text:p text:style-name="P7">LU2IN013</text:p>
      <text:p text:style-name="P7"/>
      <text:p text:style-name="P8">Product Backlog :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 table:number-columns-repeated="2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Estimation de la taille</text:p>
          </table:table-cell>
          <table:table-cell table:style-name="Table1.A1" office:value-type="string">
            <text:p text:style-name="P1">Estimation de la priorité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</text:p>
          </table:table-cell>
          <table:table-cell table:style-name="Table1.A1" office:value-type="string">
            <text:p text:style-name="P1">Terminé</text:p>
          </table:table-cell>
        </table:table-row>
        <table:table-row table:style-name="Table1.1">
          <table:table-cell table:style-name="Table1.A1" office:value-type="string">
            <text:p text:style-name="P1">L’utilisateur veut voir le monde</text:p>
          </table:table-cell>
          <table:table-cell table:style-name="Table1.A1" office:value-type="string">
            <text:p text:style-name="P4">5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L’utilisateur veut pouvoir se déplacer dans le monde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6">X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s agents à comportements et apparences <text:soft-page-break/>différents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pouvoir invoquer des entité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un volcan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 la météo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du sang (des animaux qui se mangent)</text:p>
          </table:table-cell>
          <table:table-cell table:style-name="Table1.A1" office:value-type="string">
            <text:p text:style-name="P2">25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Godzilla</text:p>
          </table:table-cell>
          <table:table-cell table:style-name="Table1.A1" office:value-type="string">
            <text:p text:style-name="P2">50</text:p>
          </table:table-cell>
          <table:table-cell table:style-name="Table1.A1" office:value-type="string">
            <text:p text:style-name="P2">1<text:span text:style-name="T1">4</text:span>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voir des fleurs dynamiques</text:p>
          </table:table-cell>
          <table:table-cell table:style-name="Table1.A12" office:value-type="string">
            <text:p text:style-name="P4">30</text:p>
          </table:table-cell>
          <table:table-cell table:style-name="Table1.A12" office:value-type="string">
            <text:p text:style-name="P4">11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voir une génération de terrain aléatoire</text:p>
          </table:table-cell>
          <table:table-cell table:style-name="Table1.A12" office:value-type="string">
            <text:p text:style-name="P4">20</text:p>
          </table:table-cell>
          <table:table-cell table:style-name="Table1.A12" office:value-type="string">
            <text:p text:style-name="P4">5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pouvoir <text:soft-page-break/>interagir avec les agents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3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3">L’utilisateur veut pouvoir interagir avec l’environnement</text:p>
          </table:table-cell>
          <table:table-cell table:style-name="Table1.A12" office:value-type="string">
            <text:p text:style-name="P4">70</text:p>
          </table:table-cell>
          <table:table-cell table:style-name="Table1.A12" office:value-type="string">
            <text:p text:style-name="P4">12</text:p>
          </table:table-cell>
          <table:table-cell table:style-name="Table1.A12" office:value-type="string">
            <text:p text:style-name="P4">X</text:p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0">L’utilisateur veut que la vitesse des agents soit affectée par le terrain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0">L’utilisateur veut que les agents mangent.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0">L’utilisateur veut que les agents puissent prospérer ou mourir de faim.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0">L’utilisateur veut voir la reproduction des agents (sexuelle ou asexuelle)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veut voir des <text:soft-page-break/>mutations aléatoires, p.ex vitesse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veut voir pousser des plantes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veut voir la propagation des plantes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veut voir des agents en flammes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veut voir les agents fuir les incendies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veut voir l’évolution des populations dans le monde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veut voir Godzilla émerger de l’eau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<text:soft-page-break/>veut voir l’effet de la haleine atomique de Godzilla sur les agents et plantes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veut voir apparaître et disparaître Godzilla selon les conditions de l’environnement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veut voir de nouveaux éléments du terrain e.g. sable, rochers, neige.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  <table:table-row table:style-name="Table1.1">
          <table:table-cell table:style-name="Table1.A12" office:value-type="string">
            <text:p text:style-name="P11">L’utilisateur veut voir des écoulements d’eau/lave.</text:p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4"/>
          </table:table-cell>
          <table:table-cell table:style-name="Table1.A12" office:value-type="string">
            <text:p text:style-name="P5"/>
          </table:table-cell>
          <table:table-cell table:style-name="Table1.A1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8402in" style:type="center"/>
          <style:tab-stop style:position="9.6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807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aul Jarski</meta:initial-creator>
    <meta:editing-cycles>3</meta:editing-cycles>
    <meta:creation-date>2022-02-17T10:42:00</meta:creation-date>
    <dc:date>2022-03-28T19:52:56.914758961</dc:date>
    <meta:editing-duration>PT29M43S</meta:editing-duration>
    <meta:generator>LibreOffice/7.2.2.2$MacOSX_X86_64 LibreOffice_project/02b2acce88a210515b4a5bb2e46cbfb63fe97d56</meta:generator>
    <meta:document-statistic meta:table-count="1" meta:image-count="0" meta:object-count="0" meta:page-count="5" meta:paragraph-count="81" meta:word-count="292" meta:character-count="1807" meta:non-whitespace-character-count="1596"/>
    <meta:user-defined meta:name="AppVersion">16.0000</meta:user-defined>
    <meta:template xlink:type="simple" xlink:actuate="onRequest" xlink:title="Normal.dotm" xlink:href=""/>
  </office:meta>
</office:document-meta>
</file>